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09cm"/>
    </style:style>
    <style:style style:name="gr9" style:family="graphic" style:parent-style-name="standard">
      <style:graphic-properties svg:stroke-width="0.051cm" svg:stroke-color="#ffff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02cm" svg:stroke-color="#80008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4c4c4c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draw:marker-start-width="0.381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/>
    </style:style>
    <style:style style:name="gr21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svg:stroke-width="0.203cm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cm"/>
    </style:style>
    <style:style style:name="gr24" style:family="graphic" style:parent-style-name="standard">
      <style:graphic-properties draw:stroke="none" draw:fill="gradient" draw:fill-gradient-name="spectrum" draw:textarea-horizontal-align="center" draw:textarea-vertical-align="middle"/>
    </style:style>
    <style:style style:name="gr25" style:family="graphic" style:parent-style-name="standard">
      <style:graphic-properties draw:stroke="none" draw:fill="gradient" draw:fill-gradient-name="spectrum2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4c4c4c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gradient" draw:fill-gradient-name="spectrum"/>
      <style:paragraph-properties fo:text-align="center"/>
    </style:style>
    <style:style style:name="P10" style:family="paragraph">
      <loext:graphic-properties draw:fill="gradient" draw:fill-gradient-name="spectrum2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5.08cm" svg:x="11.509cm" svg:y="2.27cm">
          <text:p/>
        </draw:rect>
        <draw:line draw:style-name="gr2" draw:text-style-name="P2" draw:layer="layout" svg:x1="9.536cm" svg:y1="4.426cm" svg:x2="8.623cm" svg:y2="5.368cm">
          <text:p/>
        </draw:line>
        <draw:g>
          <draw:rect draw:style-name="gr3" draw:text-style-name="P2" draw:layer="layout" svg:width="2.318cm" svg:height="1.162cm" draw:transform="rotate (1.57184352434609) translate (8.532cm 12.314cm)">
            <text:p/>
          </draw:rect>
          <draw:frame draw:style-name="gr4" draw:text-style-name="P3" draw:layer="layout" svg:width="1.941cm" svg:height="0.725cm" draw:transform="rotate (1.57184352434609) translate (9.04cm 12.194cm)">
            <draw:text-box>
              <text:p><text:span text:style-name="T1">Sample</text:span></text:p>
            </draw:text-box>
          </draw:frame>
        </draw:g>
        <draw:frame draw:style-name="gr5" draw:text-style-name="P4" draw:layer="layout" svg:width="2.415cm" svg:height="0.645cm" svg:x="16.53cm" svg:y="3.98cm">
          <draw:text-box>
            <text:p><text:span text:style-name="T2">Light source</text:span></text:p>
          </draw:text-box>
        </draw:frame>
        <draw:frame draw:style-name="gr6" draw:text-style-name="P4" draw:layer="layout" svg:width="0.985cm" svg:height="0.645cm" svg:x="10.43cm" svg:y="2.981cm">
          <draw:text-box>
            <text:p><text:span text:style-name="T2">Slit</text:span></text:p>
          </draw:text-box>
        </draw:frame>
        <draw:frame draw:style-name="gr7" draw:text-style-name="P5" draw:layer="layout" svg:width="2.161cm" svg:height="1.039cm" svg:x="12.131cm" svg:y="2.482cm">
          <draw:text-box>
            <text:p text:style-name="P2"><text:span text:style-name="T2">Dispersing</text:span></text:p>
            <text:p text:style-name="P2"><text:span text:style-name="T2">element</text:span></text:p>
          </draw:text-box>
        </draw:frame>
        <draw:frame draw:style-name="gr8" draw:text-style-name="P5" draw:layer="layout" svg:width="2.509cm" svg:height="1.039cm" svg:x="7.631cm" svg:y="3.282cm">
          <draw:text-box>
            <text:p text:style-name="P2"><text:span text:style-name="T2">50% - 50%</text:span></text:p>
            <text:p text:style-name="P2"><text:span text:style-name="T2">beam splitter</text:span></text:p>
          </draw:text-box>
        </draw:frame>
        <draw:line draw:style-name="gr9" draw:text-style-name="P2" draw:layer="layout" svg:x1="15.328cm" svg:y1="5.01cm" svg:x2="15.328cm" svg:y2="4.708cm">
          <text:p/>
        </draw:line>
        <draw:line draw:style-name="gr10" draw:text-style-name="P2" draw:layer="layout" svg:x1="17.51cm" svg:y1="4.81cm" svg:x2="14.498cm" svg:y2="4.809cm">
          <text:p/>
        </draw:line>
        <draw:line draw:style-name="gr9" draw:text-style-name="P2" draw:layer="layout" svg:x1="11.498cm" svg:y1="5.01cm" svg:x2="11.498cm" svg:y2="4.708cm">
          <text:p/>
        </draw:line>
        <draw:custom-shape draw:style-name="gr11" draw:text-style-name="P2" draw:layer="layout" svg:width="0.205cm" svg:height="1.062cm" svg:x="16.105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27cm" svg:height="1.27cm" svg:x="17.537cm" svg:y="10.3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3" draw:text-style-name="P2" draw:layer="layout" svg:x1="11.16cm" svg:y1="3.54cm" svg:x2="11.415cm" svg:y2="4.652cm">
          <text:p/>
        </draw:line>
        <draw:frame draw:style-name="gr6" draw:text-style-name="P4" draw:layer="layout" svg:width="0.985cm" svg:height="0.645cm" svg:x="15.087cm" svg:y="3.01cm">
          <draw:text-box>
            <text:p><text:span text:style-name="T2">Slit</text:span></text:p>
          </draw:text-box>
        </draw:frame>
        <draw:line draw:style-name="gr13" draw:text-style-name="P2" draw:layer="layout" svg:x1="15.582cm" svg:y1="3.539cm" svg:x2="15.416cm" svg:y2="4.653cm">
          <text:p/>
        </draw:line>
        <draw:frame draw:style-name="gr14" draw:text-style-name="P4" draw:layer="layout" svg:width="1.264cm" svg:height="0.645cm" svg:x="15.588cm" svg:y="5.183cm">
          <draw:text-box>
            <text:p><text:span text:style-name="T2">Lens</text:span></text:p>
          </draw:text-box>
        </draw:frame>
        <draw:frame draw:style-name="gr14" draw:text-style-name="P4" draw:layer="layout" svg:width="1.264cm" svg:height="0.645cm" svg:x="9.988cm" svg:y="5.24cm">
          <draw:text-box>
            <text:p><text:span text:style-name="T2">Lens</text:span></text:p>
          </draw:text-box>
        </draw:frame>
        <draw:custom-shape draw:style-name="gr12" draw:text-style-name="P6" draw:layer="layout" svg:width="1.27cm" svg:height="1.27cm" svg:x="6.083cm" svg:y="4.18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" draw:text-style-name="P7" draw:layer="layout" svg:width="0.429cm" svg:height="0.429cm" svg:x="17.365cm" svg:y="4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4.512cm" svg:y1="6.835cm" svg:x2="14.498cm" svg:y2="4.81cm">
          <text:p/>
        </draw:line>
        <draw:line draw:style-name="gr10" draw:text-style-name="P2" draw:layer="layout" svg:x1="14.512cm" svg:y1="6.836cm" svg:x2="13.417cm" svg:y2="3.906cm">
          <text:p/>
        </draw:line>
        <draw:line draw:style-name="gr10" draw:text-style-name="P2" draw:layer="layout" svg:x1="12.543cm" svg:y1="6.807cm" svg:x2="13.418cm" svg:y2="3.906cm">
          <text:p/>
        </draw:line>
        <draw:line draw:style-name="gr10" draw:text-style-name="P2" draw:layer="layout" svg:x1="12.544cm" svg:y1="6.808cm" svg:x2="12.229cm" svg:y2="4.836cm">
          <text:p/>
        </draw:line>
        <draw:line draw:style-name="gr10" draw:text-style-name="P2" draw:layer="layout" svg:x1="9.118cm" svg:y1="4.821cm" svg:x2="12.23cm" svg:y2="4.836cm">
          <text:p/>
        </draw:line>
        <draw:custom-shape draw:style-name="gr11" draw:text-style-name="P2" draw:layer="layout" svg:width="0.205cm" svg:height="1.062cm" svg:x="10.50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118cm" svg:y1="4.822cm" svg:x2="9.118cm" svg:y2="13.7cm">
          <text:p/>
        </draw:line>
        <draw:line draw:style-name="gr10" draw:text-style-name="P2" draw:layer="layout" svg:x1="9.118cm" svg:y1="4.823cm" svg:x2="7.35cm" svg:y2="4.823cm">
          <text:p/>
        </draw:line>
        <draw:frame draw:style-name="gr16" draw:text-style-name="P3" draw:layer="layout" svg:width="1.09cm" svg:height="0.725cm" svg:x="6.19cm" svg:y="4.475cm">
          <draw:text-box>
            <text:p><text:span text:style-name="T1">PD</text:span></text:p>
          </draw:text-box>
        </draw:frame>
        <draw:frame draw:style-name="gr16" draw:text-style-name="P3" draw:layer="layout" svg:width="1.09cm" svg:height="0.725cm" svg:x="17.646cm" svg:y="10.608cm">
          <draw:text-box>
            <text:p><text:span text:style-name="T1">PD</text:span></text:p>
          </draw:text-box>
        </draw:frame>
        <draw:frame draw:style-name="gr17" draw:text-style-name="P4" draw:layer="layout" svg:width="3.254cm" svg:height="0.645cm" svg:x="11.988cm" svg:y="1.641cm">
          <draw:text-box>
            <text:p><text:span text:style-name="T2">Monochromator 1</text:span></text:p>
          </draw:text-box>
        </draw:frame>
        <draw:frame draw:style-name="gr18" draw:text-style-name="P4" draw:layer="layout" svg:width="2.83cm" svg:height="0.645cm" svg:x="12.074cm" svg:y="6.826cm">
          <draw:text-box>
            <text:p><text:span text:style-name="T2">Curved mirrors</text:span></text:p>
          </draw:text-box>
        </draw:frame>
        <draw:frame draw:style-name="gr19" draw:text-style-name="P8" draw:layer="layout" svg:width="1.239cm" svg:height="0.569cm" svg:x="11.488cm" svg:y="3.984cm">
          <draw:text-box>
            <text:p><text:span text:style-name="T3">Mirror</text:span></text:p>
          </draw:text-box>
        </draw:frame>
        <draw:frame draw:style-name="gr19" draw:text-style-name="P8" draw:layer="layout" svg:width="1.239cm" svg:height="0.569cm" svg:x="13.988cm" svg:y="3.985cm">
          <draw:text-box>
            <text:p><text:span text:style-name="T3">Mirror</text:span></text:p>
          </draw:text-box>
        </draw:frame>
        <draw:frame draw:style-name="gr20" draw:text-style-name="P4" draw:layer="layout" svg:width="1.831cm" svg:height="0.645cm" svg:x="17.239cm" svg:y="11.545cm">
          <draw:text-box>
            <text:p><text:span text:style-name="T2">Detector</text:span></text:p>
          </draw:text-box>
        </draw:frame>
        <draw:frame draw:style-name="gr20" draw:text-style-name="P4" draw:layer="layout" svg:width="1.831cm" svg:height="0.645cm" svg:x="5.739cm" svg:y="5.386cm">
          <draw:text-box>
            <text:p><text:span text:style-name="T2">Detector</text:span></text:p>
          </draw:text-box>
        </draw:frame>
        <draw:rect draw:style-name="gr1" draw:text-style-name="P1" draw:layer="layout" svg:width="3.81cm" svg:height="5.08cm" svg:x="11.51cm" svg:y="8.47cm">
          <text:p/>
        </draw:rect>
        <draw:frame draw:style-name="gr6" draw:text-style-name="P4" draw:layer="layout" svg:width="0.985cm" svg:height="0.645cm" svg:x="10.431cm" svg:y="9.181cm">
          <draw:text-box>
            <text:p><text:span text:style-name="T2">Slit</text:span></text:p>
          </draw:text-box>
        </draw:frame>
        <draw:frame draw:style-name="gr7" draw:text-style-name="P5" draw:layer="layout" svg:width="2.161cm" svg:height="1.039cm" svg:x="12.132cm" svg:y="8.682cm">
          <draw:text-box>
            <text:p text:style-name="P2"><text:span text:style-name="T2">Dispersing</text:span></text:p>
            <text:p text:style-name="P2"><text:span text:style-name="T2">element</text:span></text:p>
          </draw:text-box>
        </draw:frame>
        <draw:line draw:style-name="gr9" draw:text-style-name="P2" draw:layer="layout" svg:x1="15.329cm" svg:y1="11.21cm" svg:x2="15.329cm" svg:y2="10.908cm">
          <text:p/>
        </draw:line>
        <draw:line draw:style-name="gr21" draw:text-style-name="P2" draw:layer="layout" svg:x1="17.511cm" svg:y1="11.01cm" svg:x2="14.499cm" svg:y2="11.009cm">
          <text:p/>
        </draw:line>
        <draw:line draw:style-name="gr9" draw:text-style-name="P2" draw:layer="layout" svg:x1="11.499cm" svg:y1="11.21cm" svg:x2="11.499cm" svg:y2="10.908cm">
          <text:p/>
        </draw:line>
        <draw:custom-shape draw:style-name="gr11" draw:text-style-name="P2" draw:layer="layout" svg:width="1.614cm" svg:height="0.498cm" draw:transform="rotate (-0.114319066005629) translate (11.795cm 12.549cm)">
          <text:p/>
          <draw:enhanced-geometry svg:viewBox="0 0 21600 21600" draw:mirror-vertical="true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2" draw:layer="layout" svg:width="0.205cm" svg:height="1.062cm" svg:x="16.106cm" svg:y="10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1.161cm" svg:y1="9.74cm" svg:x2="11.416cm" svg:y2="10.852cm">
          <text:p/>
        </draw:line>
        <draw:frame draw:style-name="gr6" draw:text-style-name="P4" draw:layer="layout" svg:width="0.985cm" svg:height="0.645cm" svg:x="15.088cm" svg:y="9.21cm">
          <draw:text-box>
            <text:p><text:span text:style-name="T2">Slit</text:span></text:p>
          </draw:text-box>
        </draw:frame>
        <draw:line draw:style-name="gr13" draw:text-style-name="P2" draw:layer="layout" svg:x1="15.583cm" svg:y1="9.739cm" svg:x2="15.417cm" svg:y2="10.853cm">
          <text:p/>
        </draw:line>
        <draw:frame draw:style-name="gr14" draw:text-style-name="P4" draw:layer="layout" svg:width="1.264cm" svg:height="0.645cm" svg:x="15.589cm" svg:y="11.383cm">
          <draw:text-box>
            <text:p><text:span text:style-name="T2">Lens</text:span></text:p>
          </draw:text-box>
        </draw:frame>
        <draw:frame draw:style-name="gr14" draw:text-style-name="P4" draw:layer="layout" svg:width="1.264cm" svg:height="0.645cm" svg:x="9.989cm" svg:y="11.44cm">
          <draw:text-box>
            <text:p><text:span text:style-name="T2">Lens</text:span></text:p>
          </draw:text-box>
        </draw:frame>
        <draw:line draw:style-name="gr21" draw:text-style-name="P2" draw:layer="layout" svg:x1="14.513cm" svg:y1="13.035cm" svg:x2="14.499cm" svg:y2="11.01cm">
          <text:p/>
        </draw:line>
        <draw:line draw:style-name="gr21" draw:text-style-name="P2" draw:layer="layout" svg:x1="14.513cm" svg:y1="13.036cm" svg:x2="13.418cm" svg:y2="10.106cm">
          <text:p/>
        </draw:line>
        <draw:line draw:style-name="gr21" draw:text-style-name="P2" draw:layer="layout" svg:x1="12.544cm" svg:y1="13.007cm" svg:x2="13.419cm" svg:y2="10.106cm">
          <text:p/>
        </draw:line>
        <draw:line draw:style-name="gr21" draw:text-style-name="P2" draw:layer="layout" svg:x1="12.545cm" svg:y1="13.008cm" svg:x2="12.23cm" svg:y2="11.036cm">
          <text:p/>
        </draw:line>
        <draw:frame draw:style-name="gr17" draw:text-style-name="P4" draw:layer="layout" svg:width="3.254cm" svg:height="0.645cm" svg:x="11.989cm" svg:y="7.841cm">
          <draw:text-box>
            <text:p><text:span text:style-name="T2">Monochromator 2</text:span></text:p>
          </draw:text-box>
        </draw:frame>
        <draw:frame draw:style-name="gr18" draw:text-style-name="P4" draw:layer="layout" svg:width="2.83cm" svg:height="0.645cm" svg:x="12.075cm" svg:y="13.026cm">
          <draw:text-box>
            <text:p><text:span text:style-name="T2">Curved mirrors</text:span></text:p>
          </draw:text-box>
        </draw:frame>
        <draw:frame draw:style-name="gr19" draw:text-style-name="P8" draw:layer="layout" svg:width="1.239cm" svg:height="0.569cm" svg:x="11.489cm" svg:y="10.184cm">
          <draw:text-box>
            <text:p><text:span text:style-name="T3">Mirror</text:span></text:p>
          </draw:text-box>
        </draw:frame>
        <draw:frame draw:style-name="gr19" draw:text-style-name="P8" draw:layer="layout" svg:width="1.239cm" svg:height="0.569cm" svg:x="13.989cm" svg:y="10.185cm">
          <draw:text-box>
            <text:p><text:span text:style-name="T3">Mirror</text:span></text:p>
          </draw:text-box>
        </draw:frame>
        <draw:line draw:style-name="gr22" draw:text-style-name="P2" draw:layer="layout" svg:x1="8.448cm" svg:y1="13.791cm" svg:x2="9.718cm" svg:y2="13.791cm">
          <text:p/>
        </draw:line>
        <draw:frame draw:style-name="gr23" draw:text-style-name="P4" draw:layer="layout" svg:width="2.39cm" svg:height="0.645cm" svg:x="7.889cm" svg:y="13.741cm">
          <draw:text-box>
            <text:p><text:span text:style-name="T2">Beam dump</text:span></text:p>
          </draw:text-box>
        </draw:frame>
        <draw:line draw:style-name="gr21" draw:text-style-name="P2" draw:layer="layout" svg:x1="12.211cm" svg:y1="11.011cm" svg:x2="9.694cm" svg:y2="11.011cm">
          <text:p/>
        </draw:line>
        <draw:custom-shape draw:style-name="gr11" draw:text-style-name="P2" draw:layer="layout" svg:width="0.205cm" svg:height="1.062cm" svg:x="10.507cm" svg:y="10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484cm" svg:y1="5.024cm" svg:x2="11.901cm" svg:y2="4.441cm">
          <text:p/>
        </draw:line>
        <draw:line draw:style-name="gr2" draw:text-style-name="P2" draw:layer="layout" svg:x1="14.271cm" svg:y1="5.023cm" svg:x2="14.854cm" svg:y2="4.44cm">
          <text:p/>
        </draw:line>
        <draw:line draw:style-name="gr2" draw:text-style-name="P2" draw:layer="layout" svg:x1="12.485cm" svg:y1="11.224cm" svg:x2="11.902cm" svg:y2="10.641cm">
          <text:p/>
        </draw:line>
        <draw:line draw:style-name="gr2" draw:text-style-name="P2" draw:layer="layout" svg:x1="14.272cm" svg:y1="11.223cm" svg:x2="14.855cm" svg:y2="10.64cm">
          <text:p/>
        </draw:line>
        <draw:g>
          <draw:rect draw:style-name="gr24" draw:text-style-name="P9" draw:layer="layout" svg:width="0.147cm" svg:height="0.434cm" draw:transform="skewX (-0.30159289474462) rotate (0.635299847725936) translate (13.039cm 9.827cm)">
            <text:p/>
          </draw:rect>
          <draw:rect draw:style-name="gr25" draw:text-style-name="P10" draw:layer="layout" svg:width="0.146cm" svg:height="0.434cm" draw:transform="skewX (-0.295309709437441) rotate (0.639314105005523) translate (13.418cm 10.106cm)">
            <text:p/>
          </draw:rect>
        </draw:g>
        <draw:g>
          <draw:rect draw:style-name="gr24" draw:text-style-name="P9" draw:layer="layout" svg:width="0.147cm" svg:height="0.434cm" draw:transform="skewX (-0.30159289474462) rotate (0.635299847725936) translate (13.038cm 3.627cm)">
            <text:p/>
          </draw:rect>
          <draw:rect draw:style-name="gr25" draw:text-style-name="P10" draw:layer="layout" svg:width="0.146cm" svg:height="0.434cm" draw:transform="skewX (-0.295309709437441) rotate (0.639314105005523) translate (13.417cm 3.906cm)">
            <text:p/>
          </draw:rect>
        </draw:g>
        <draw:custom-shape draw:style-name="gr11" draw:text-style-name="P2" draw:layer="layout" svg:width="1.614cm" svg:height="0.498cm" draw:transform="rotate (-0.114319066005629) translate (13.594cm 6.349cm)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2" draw:layer="layout" svg:width="1.614cm" svg:height="0.498cm" draw:transform="rotate (-0.114319066005629) translate (11.794cm 6.349cm)">
          <text:p/>
          <draw:enhanced-geometry svg:viewBox="0 0 21600 21600" draw:mirror-vertical="true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2" draw:layer="layout" svg:width="1.614cm" svg:height="0.498cm" draw:transform="rotate (-0.114319066005629) translate (13.595cm 12.549cm)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pectrum" draw:style="linear" draw:start-color="#0000ff" draw:end-color="#00ff00" draw:start-intensity="100%" draw:end-intensity="100%" draw:angle="0" draw:border="0%"/>
    <draw:gradient draw:name="spectrum2" draw:style="linear" draw:start-color="#00ff00" draw:end-color="#ff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ssi Eloranta</meta:initial-creator>
    <meta:creation-date>2009-03-27T14:38:30</meta:creation-date>
    <dc:date>2019-05-01T11:49:16.558071781</dc:date>
    <meta:editing-duration>PT1H59M30S</meta:editing-duration>
    <meta:editing-cycles>32</meta:editing-cycles>
    <meta:generator>LibreOffice/6.2.2.2$Linux_X86_64 LibreOffice_project/20$Build-2</meta:gener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